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2f88" officeooo:paragraph-rsid="000f2f88"/>
    </style:style>
    <style:style style:name="P2" style:family="paragraph" style:parent-style-name="Standard">
      <style:text-properties officeooo:rsid="0010ade0" officeooo:paragraph-rsid="0010ade0"/>
    </style:style>
    <style:style style:name="P3" style:family="paragraph" style:parent-style-name="Standard">
      <style:text-properties officeooo:rsid="0012185d" officeooo:paragraph-rsid="0012185d"/>
    </style:style>
    <style:style style:name="P4" style:family="paragraph" style:parent-style-name="Standard">
      <style:text-properties fo:font-variant="normal" fo:text-transform="none" fo:color="#ffffff" style:font-name="Source Code Pro" fo:font-size="14.25pt" fo:letter-spacing="normal" fo:font-style="normal" fo:font-weight="bold" officeooo:rsid="0012185d" officeooo:paragraph-rsid="0012185d" fo:background-color="#000000"/>
    </style:style>
    <style:style style:name="P5" style:family="paragraph" style:parent-style-name="Standard">
      <style:text-properties officeooo:rsid="00143b91" officeooo:paragraph-rsid="00143b91"/>
    </style:style>
    <style:style style:name="P6" style:family="paragraph" style:parent-style-name="Standard">
      <style:text-properties officeooo:rsid="0015c407" officeooo:paragraph-rsid="0015c407"/>
    </style:style>
    <style:style style:name="P7" style:family="paragraph" style:parent-style-name="Standard">
      <style:text-properties officeooo:rsid="00172c6e" officeooo:paragraph-rsid="00172c6e"/>
    </style:style>
    <style:style style:name="P8" style:family="paragraph" style:parent-style-name="Standard">
      <style:paragraph-properties fo:text-align="center" style:justify-single-word="false"/>
      <style:text-properties fo:font-size="14pt" fo:font-weight="bold" officeooo:rsid="0018713b" officeooo:paragraph-rsid="0018713b"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8713b" officeooo:paragraph-rsid="0018713b" style:font-size-asian="14pt" style:font-weight-asian="normal" style:font-size-complex="14pt" style:font-weight-complex="normal"/>
    </style:style>
    <style:style style:name="T1" style:family="text">
      <style:text-properties officeooo:rsid="0013ee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ando con cosultas</text:p>
      <text:p text:style-name="P1">hacer una consulta y mandarla a un archivo pdf</text:p>
      <text:p text:style-name="P1">me lao hace con canvas y reportlab pero no me lo hace completo</text:p>
      <text:p text:style-name="P1">lunes 17 de mayo del <text:s text:c="6"/>2021</text:p>
      <text:p text:style-name="P1"><text:a xlink:type="simple" xlink:href="https://www.tutorialesprogramacionya.com/pythonya/index.php?inicio=60" text:style-name="Internet_20_link" text:visited-style-name="Visited_20_Internet_20_Link">https://www.tutorialesprogramacionya.com/pythonya/index.php?inicio=60</text:a></text:p>
      <text:p text:style-name="P1">este es la pagina donde inicie con python</text:p>
      <text:p text:style-name="P1"><text:a xlink:type="simple" xlink:href="http://acodigo.blogspot.com/p/tutorial-opencv.html" text:style-name="Internet_20_link" text:visited-style-name="Visited_20_Internet_20_Link">http://acodigo.blogspot.com/p/tutorial-opencv.html</text:a></text:p>
      <text:p text:style-name="P2">esta es muy buena para imagenes el opencv</text:p>
      <text:p text:style-name="P2"><text:a xlink:type="simple" xlink:href="https://programacion.net/articulo/como_trabajar_con_documentos_pdf_utilizando_python_1398" text:style-name="Internet_20_link" text:visited-style-name="Visited_20_Internet_20_Link">https://programacion.net/articulo/como_trabajar_con_documentos_pdf_utilizando_python_1398</text:a></text:p>
      <text:p text:style-name="P2">este de aquí es para el analisis de pdfs para el isidro</text:p>
      <text:p text:style-name="P3">me falta instalar el reportlab</text:p>
      <text:p text:style-name="P4"><text:span text:style-name="T1">sudo </text:span>pip<text:span text:style-name="T1">3</text:span> install reportlab</text:p>
      <text:p text:style-name="P5">ahora voy a ver lo de la impresion en pdf el formato me da un solo hay que hacer el esquema y el logo y extructura</text:p>
      <text:p text:style-name="P6">despues de tando encontre algo me pide instalar panda veamos</text:p>
      <text:p text:style-name="P6"><text:a xlink:type="simple" xlink:href="https://www.youtube.com/watch?v=RhPSpTBuSz4" text:style-name="Internet_20_link" text:visited-style-name="Visited_20_Internet_20_Link">https://www.youtube.com/watch?v=RhPSpTBuSz4</text:a></text:p>
      <text:p text:style-name="P7">hoy sabado le entendi que hace con tupla y lista creo que voy bien pero lento hoy hable con rigel con hector uff me tiene preocupado el dinero no se de donde vere que pasa con fernando de la renta le dire que el lunes</text:p>
      <text:p text:style-name="P8">lunes 24 de mayo del 2021</text:p>
      <text:p text:style-name="P9">ya pasa por el de consulta solo es una </text:p>
      <text:p text:style-name="P9"/>
      <text:p text:style-name="P9">me falta darl formato de hora</text:p>
      <text:p text:style-name="P9">me falta sumar los importes</text:p>
      <text:p text:style-name="P9">me falta acomodar enuna grill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7T15:41:23.897196042</meta:creation-date>
    <dc:date>2021-05-27T12:04:27.055428990</dc:date>
    <meta:editing-duration>P3DT22H2M8S</meta:editing-duration>
    <meta:editing-cycles>6</meta:editing-cycles>
    <meta:generator>LibreOffice/6.1.5.2$Linux_ARM_EABI LibreOffice_project/10$Build-2</meta:generator>
    <meta:document-statistic meta:table-count="0" meta:image-count="0" meta:object-count="0" meta:page-count="1" meta:paragraph-count="21" meta:word-count="184" meta:character-count="1148" meta:non-whitespace-character-count="978"/>
  </office:meta>
</office:document-meta>
</file>